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1" svg:font-family="Arial"/>
    <style:font-face style:name="StarSymbol1" svg:font-family="StarSymbol"/>
    <style:font-face style:name="sans-serif" svg:font-family="sans-serif, 'Times New Roman', 'Trebuchet MS', Times, serif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3" style:family="table">
      <style:table-properties style:width="16.986cm" table:align="left" style:may-break-between-rows="false"/>
    </style:style>
    <style:style style:name="Taula3.A" style:family="table-column">
      <style:table-column-properties style:column-width="2.499cm"/>
    </style:style>
    <style:style style:name="Taula3.B" style:family="table-column">
      <style:table-column-properties style:column-width="5.029cm"/>
    </style:style>
    <style:style style:name="Taula3.D" style:family="table-column">
      <style:table-column-properties style:column-width="4.429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D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="none"/>
    </style:style>
    <style:style style:name="Taula1" style:family="table">
      <style:table-properties style:width="16.96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ula1.A" style:family="table-column">
      <style:table-column-properties style:column-width="3.863cm"/>
    </style:style>
    <style:style style:name="Taula1.B" style:family="table-column">
      <style:table-column-properties style:column-width="1.693cm"/>
    </style:style>
    <style:style style:name="Taula1.C" style:family="table-column">
      <style:table-column-properties style:column-width="2.17cm"/>
    </style:style>
    <style:style style:name="Taula1.D" style:family="table-column">
      <style:table-column-properties style:column-width="2.805cm"/>
    </style:style>
    <style:style style:name="Taula1.E" style:family="table-column">
      <style:table-column-properties style:column-width="3.321cm"/>
    </style:style>
    <style:style style:name="Taula1.F" style:family="table-column">
      <style:table-column-properties style:column-width="3.10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fo:background-color="transparent" fo:keep-together="auto">
        <style:background-image/>
      </style:table-row-properties>
    </style:style>
    <style:style style:name="Taula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none" fo:border-top="none" fo:border-bottom="0.05pt solid #000000"/>
    </style:style>
    <style:style style:name="Taula1.E8" style:family="table-cell">
      <style:table-cell-properties fo:padding="0.097cm" fo:border-left="0.05pt solid #000000" fo:border-right="none" fo:border-top="none" fo:border-bottom="0.05pt solid #000000"/>
    </style:style>
    <style:style style:name="Tau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none" fo:border-top="none" fo:border-bottom="0.05pt solid #000000"/>
    </style:style>
    <style:style style:name="Taula1.E9" style:family="table-cell">
      <style:table-cell-properties fo:padding="0.097cm" fo:border-left="0.05pt solid #000000" fo:border-right="none" fo:border-top="none" fo:border-bottom="0.05pt solid #000000"/>
    </style:style>
    <style:style style:name="Tau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none" fo:border-top="none" fo:border-bottom="0.05pt solid #000000"/>
    </style:style>
    <style:style style:name="Taula1.E10" style:family="table-cell">
      <style:table-cell-properties fo:padding="0.097cm" fo:border-left="0.05pt solid #000000" fo:border-right="none" fo:border-top="none" fo:border-bottom="0.05pt solid #000000"/>
    </style:style>
    <style:style style:name="Tau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none" fo:border-top="none" fo:border-bottom="0.05pt solid #000000"/>
    </style:style>
    <style:style style:name="Taula1.E11" style:family="table-cell">
      <style:table-cell-properties fo:padding="0.097cm" fo:border-left="0.05pt solid #000000" fo:border-right="none" fo:border-top="none" fo:border-bottom="0.05pt solid #000000"/>
    </style:style>
    <style:style style:name="Tau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1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0cfa8b" officeooo:paragraph-rsid="000cfa8b"/>
    </style:style>
    <style:style style:name="P5" style:family="paragraph" style:parent-style-name="Numbering_20_1" style:list-style-name=""/>
    <style:style style:name="P6" style:family="paragraph" style:parent-style-name="Numbering_20_1">
      <style:paragraph-properties fo:break-before="page"/>
    </style:style>
    <style:style style:name="P7" style:family="paragraph" style:parent-style-name="Numbering_20_2" style:list-style-name="Numbering_20_2"/>
    <style:style style:name="P8" style:family="paragraph" style:parent-style-name="Numbering_20_2" style:list-style-name="Numbering_20_2">
      <style:text-properties officeooo:paragraph-rsid="000fa648"/>
    </style:style>
    <style:style style:name="P9" style:family="paragraph" style:parent-style-name="Numbering_20_2" style:list-style-name="Numbering_20_2">
      <style:text-properties officeooo:paragraph-rsid="001020c1"/>
    </style:style>
    <style:style style:name="P10" style:family="paragraph" style:parent-style-name="Numbering_20_2" style:list-style-name="Numbering_20_2">
      <style:text-properties officeooo:paragraph-rsid="0010cc62"/>
    </style:style>
    <style:style style:name="P11" style:family="paragraph" style:parent-style-name="Table_20_Contents">
      <style:paragraph-properties fo:text-align="center" style:justify-single-word="false"/>
      <style:text-properties fo:color="#0093d9"/>
    </style:style>
    <style:style style:name="P12" style:family="paragraph" style:parent-style-name="Table_20_Contents">
      <style:paragraph-properties fo:text-align="center" style:justify-single-word="false"/>
      <style:text-properties fo:color="#0093d9" officeooo:paragraph-rsid="00132735"/>
    </style:style>
    <style:style style:name="P13" style:family="paragraph" style:parent-style-name="Table_20_Contents">
      <style:paragraph-properties fo:text-align="center" style:justify-single-word="false"/>
      <style:text-properties fo:color="#0093d9" officeooo:rsid="001197c8" officeooo:paragraph-rsid="001197c8"/>
    </style:style>
    <style:style style:name="P14" style:family="paragraph" style:parent-style-name="Table_20_Contents">
      <style:paragraph-properties fo:text-align="center" style:justify-single-word="false"/>
      <style:text-properties fo:color="#0093d9" officeooo:rsid="001197c8" officeooo:paragraph-rsid="00132735"/>
    </style:style>
    <style:style style:name="P15" style:family="paragraph" style:parent-style-name="Table_20_Contents">
      <style:paragraph-properties fo:text-align="center" style:justify-single-word="false"/>
      <style:text-properties fo:color="#0093d9" officeooo:rsid="00132735" officeooo:paragraph-rsid="00132735"/>
    </style:style>
    <style:style style:name="T1" style:family="text">
      <style:text-properties fo:color="#0093d9" fo:font-weight="normal" officeooo:rsid="000fa648" style:font-weight-asian="normal" style:font-weight-complex="normal"/>
    </style:style>
    <style:style style:name="T2" style:family="text">
      <style:text-properties fo:color="#0093d9" fo:font-weight="normal" officeooo:rsid="001020c1" style:font-weight-asian="normal" style:font-weight-complex="normal"/>
    </style:style>
    <style:style style:name="T3" style:family="text">
      <style:text-properties fo:color="#0093d9" fo:font-weight="normal" officeooo:rsid="0010cc62" style:font-weight-asian="normal" style:font-weight-complex="normal"/>
    </style:style>
    <style:style style:name="T4" style:family="text">
      <style:text-properties officeooo:rsid="00132735"/>
    </style:style>
    <style:style style:name="T5" style:family="text">
      <style:text-properties officeooo:rsid="00147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dreces IP</text:h>
      <text:list xml:id="list479110365" text:style-name="Numbering_20_1">
        <text:list-item>
          <text:p text:style-name="Numbering_20_1">Observa les següents adreces IP i determina si són Classe A, B, C o D:</text:p>
        </text:list-item>
      </text:list>
      <text:list xml:id="list4119026185" text:style-name="Numbering_20_2">
        <text:list-item>
          <text:p text:style-name="Numbering_20_2">172.168.46.194 <text:span text:style-name="T1">---&gt; B</text:span></text:p>
        </text:list-item>
        <text:list-item>
          <text:p text:style-name="P8">118.57.251.26 <text:span text:style-name="T1">---&gt; </text:span><text:span text:style-name="T2">A</text:span></text:p>
        </text:list-item>
        <text:list-item>
          <text:p text:style-name="P8">64.118.32.189 <text:span text:style-name="T1">---&gt; </text:span><text:span text:style-name="T2">A</text:span></text:p>
        </text:list-item>
        <text:list-item>
          <text:p text:style-name="P8">200.52.157.156 <text:span text:style-name="T1">---&gt; </text:span><text:span text:style-name="T2">C</text:span></text:p>
        </text:list-item>
        <text:list-item>
          <text:p text:style-name="P8">191.45.133.190 <text:span text:style-name="T1">---&gt; </text:span><text:span text:style-name="T2">B</text:span></text:p>
        </text:list-item>
        <text:list-item>
          <text:p text:style-name="P8">225.117.117.89 <text:span text:style-name="T1">---&gt; </text:span><text:span text:style-name="T2">D</text:span></text:p>
        </text:list-item>
        <text:list-item>
          <text:p text:style-name="P8">126.31.111.35 <text:span text:style-name="T1">---&gt; </text:span><text:span text:style-name="T2">A</text:span></text:p>
        </text:list-item>
        <text:list-item>
          <text:p text:style-name="P8">192.250.16.81 <text:span text:style-name="T1">---&gt; </text:span><text:span text:style-name="T2">C</text:span></text:p>
        </text:list-item>
        <text:list-item>
          <text:p text:style-name="P8">223.1.199.201 <text:span text:style-name="T1">---&gt; </text:span><text:span text:style-name="T2">C</text:span></text:p>
        </text:list-item>
        <text:list-item>
          <text:p text:style-name="P8">145.209.40.12 <text:span text:style-name="T1">---&gt; </text:span><text:span text:style-name="T2">B</text:span></text:p>
          <text:p text:style-name="P7"/>
        </text:list-item>
      </text:list>
      <text:list xml:id="list133528205780449" text:continue-list="list479110365" text:style-name="Numbering_20_1">
        <text:list-item>
          <text:p text:style-name="Numbering_20_1">Escriu el primer octet de cada adreça IP en números binaris i després determina la seva classe a partir d'aquesta conversió:</text:p>
        </text:list-item>
      </text:list>
      <text:list xml:id="list133528411626486" text:continue-list="list4119026185" text:style-name="Numbering_20_2">
        <text:list-item text:start-value="1">
          <text:p text:style-name="P9">176.186.14.112 <text:span text:style-name="T1">---&gt; 10110000 ---&gt; </text:span><text:span text:style-name="T2">B</text:span></text:p>
        </text:list-item>
        <text:list-item>
          <text:p text:style-name="P9">197.76.210.100 <text:span text:style-name="T1">---&gt; 11000101 ---&gt; </text:span><text:span text:style-name="T2">C</text:span></text:p>
        </text:list-item>
        <text:list-item>
          <text:p text:style-name="P9">129.118.32.189 <text:span text:style-name="T1">---&gt; 10000001 ---&gt; </text:span><text:span text:style-name="T2">B</text:span></text:p>
        </text:list-item>
        <text:list-item>
          <text:p text:style-name="P9">113.26.172.106 <text:span text:style-name="T1">---&gt; </text:span><text:span text:style-name="T2">0</text:span><text:span text:style-name="T1">1110001 ---&gt; </text:span><text:span text:style-name="T2">A</text:span></text:p>
        </text:list-item>
        <text:list-item>
          <text:p text:style-name="P9">201.200.100.90 <text:span text:style-name="T1">---&gt; 11001001 ---&gt; </text:span><text:span text:style-name="T2">C</text:span></text:p>
        </text:list-item>
        <text:list-item>
          <text:p text:style-name="P9"><text:s/>47.145.148.211 <text:span text:style-name="T1">---&gt; </text:span><text:span text:style-name="T2">00</text:span><text:span text:style-name="T1">101111 ---&gt; </text:span><text:span text:style-name="T2">A</text:span></text:p>
        </text:list-item>
        <text:list-item>
          <text:p text:style-name="P9">225.30.132.130 <text:span text:style-name="T1">---&gt; 11111111 ---&gt; </text:span><text:span text:style-name="T2">E</text:span></text:p>
          <text:p text:style-name="P7"/>
        </text:list-item>
      </text:list>
      <text:list xml:id="list133526739299850" text:continue-list="list133528205780449" text:style-name="Numbering_20_1">
        <text:list-item>
          <text:p text:style-name="Numbering_20_1">Identifica quines de les següents adreces són privades i quines públiques:</text:p>
        </text:list-item>
      </text:list>
      <text:list xml:id="list133526445032691" text:continue-list="list133528411626486" text:style-name="Numbering_20_2">
        <text:list-item text:start-value="1">
          <text:p text:style-name="P10">178.231.34.43 <text:span text:style-name="T1">---&gt; </text:span><text:span text:style-name="T3">Pública</text:span></text:p>
        </text:list-item>
        <text:list-item>
          <text:p text:style-name="P10">10.135.214.213 <text:span text:style-name="T1">---&gt; </text:span><text:span text:style-name="T3">Privada</text:span></text:p>
        </text:list-item>
        <text:list-item>
          <text:p text:style-name="P10">172.32.31.115 <text:span text:style-name="T1">---&gt; </text:span><text:span text:style-name="T3">Pública</text:span></text:p>
        </text:list-item>
        <text:list-item>
          <text:p text:style-name="P10">192.168.31.200 <text:span text:style-name="T1">---&gt; </text:span><text:span text:style-name="T3">Privada</text:span></text:p>
        </text:list-item>
        <text:list-item>
          <text:p text:style-name="P10">200.81.155.77 <text:span text:style-name="T1">---&gt; </text:span><text:span text:style-name="T3">Pública</text:span></text:p>
        </text:list-item>
        <text:list-item>
          <text:p text:style-name="P10">172.19.111.110 <text:span text:style-name="T1">---&gt; </text:span><text:span text:style-name="T3">Privada</text:span></text:p>
        </text:list-item>
        <text:list-item>
          <text:p text:style-name="P10">10.119.89.116 <text:span text:style-name="T1">---&gt; </text:span><text:span text:style-name="T3">Privada</text:span></text:p>
        </text:list-item>
        <text:list-item>
          <text:p text:style-name="P10">198.162.147.16 <text:span text:style-name="T1">---&gt; </text:span><text:span text:style-name="T3">Pública</text:span></text:p>
        </text:list-item>
        <text:list-item>
          <text:p text:style-name="P10">174.16.190.32 <text:span text:style-name="T1">---&gt; </text:span><text:span text:style-name="T3">Pública</text:span></text:p>
        </text:list-item>
        <text:list-item>
          <text:p text:style-name="P10">172.28.101.222 <text:span text:style-name="T1">---&gt; </text:span><text:span text:style-name="T3">Privada</text:span></text:p>
          <text:p text:style-name="P7"/>
        </text:list-item>
      </text:list>
      <text:list xml:id="list133528402608513" text:continue-list="list133526739299850" text:style-name="Numbering_20_1">
        <text:list-item>
          <text:p text:style-name="Numbering_20_1">Tenint en compte totes les restriccions (adreces reservades), usant Ipv4 i considerant només IP's públiques completa la següent taula:</text:p>
        </text:list-item>
      </text:list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row>
          <table:table-cell table:style-name="Taula3.A1" office:value-type="string">
            <text:p text:style-name="Table_20_Heading">Classe</text:p>
          </table:table-cell>
          <table:table-cell table:style-name="Taula3.A1" office:value-type="string">
            <text:p text:style-name="Table_20_Heading">Núm de xarxes</text:p>
          </table:table-cell>
          <table:table-cell table:style-name="Taula3.A1" office:value-type="string">
            <text:p text:style-name="Table_20_Heading">Núm hosts/ xarxa</text:p>
          </table:table-cell>
          <table:table-cell table:style-name="Taula3.D1" office:value-type="string">
            <text:p text:style-name="Table_20_Heading">Número de hosts</text:p>
          </table:table-cell>
        </table:table-row>
        <table:table-row>
          <table:table-cell table:style-name="Taula3.A2" office:value-type="string">
            <text:p text:style-name="P2">A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B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C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5" office:value-type="string">
            <text:p text:style-name="Table_20_Contents"/>
          </table:table-cell>
          <table:table-cell table:style-name="Taula3.A5" office:value-type="string">
            <text:p text:style-name="Table_20_Contents"/>
          </table:table-cell>
          <table:table-cell table:style-name="Taula3.A2" office:value-type="string">
            <text:p text:style-name="P4">Total:</text:p>
          </table:table-cell>
          <table:table-cell table:style-name="Taula3.D2" office:value-type="string">
            <text:p text:style-name="P3"/>
          </table:table-cell>
        </table:table-row>
      </table:table>
      <text:p text:style-name="P5"/>
      <text:list xml:id="list133527695432435" text:continue-numbering="true" text:style-name="Numbering_20_1">
        <text:list-item>
          <text:p text:style-name="P6">Completa el següent quadre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Table_20_Heading">IP del Host</text:p>
          </table:table-cell>
          <table:table-cell table:style-name="Taula1.A1" office:value-type="string">
            <text:p text:style-name="Table_20_Heading">Classe</text:p>
          </table:table-cell>
          <table:table-cell table:style-name="Taula1.A1" office:value-type="string">
            <text:p text:style-name="Table_20_Heading">Pública/Privada</text:p>
          </table:table-cell>
          <table:table-cell table:style-name="Taula1.A1" office:value-type="string">
            <text:p text:style-name="Table_20_Heading">Adreça de xarxa</text:p>
          </table:table-cell>
          <table:table-cell table:style-name="Taula1.A1" office:value-type="string">
            <text:p text:style-name="Table_20_Heading">Adreça de broadcast</text:p>
          </table:table-cell>
          <table:table-cell table:style-name="Taula1.F1" office:value-type="string">
            <text:p text:style-name="Table_20_Heading">Màscara de subxarxa</text:p>
          </table:table-cell>
        </table:table-row>
        <table:table-row table:style-name="Taula1.2">
          <table:table-cell table:style-name="Taula1.A2" office:value-type="string">
            <text:p text:style-name="Table_20_Contents">216.14.55.137</text:p>
          </table:table-cell>
          <table:table-cell table:style-name="Taula1.B11" office:value-type="string">
            <text:p text:style-name="P13">C</text:p>
          </table:table-cell>
          <table:table-cell table:style-name="Taula1.C11" office:value-type="string">
            <text:p text:style-name="P13">Pública</text:p>
          </table:table-cell>
          <table:table-cell table:style-name="Taula1.D11" office:value-type="string">
            <text:p text:style-name="P11">216.14.55.0</text:p>
          </table:table-cell>
          <table:table-cell table:style-name="Taula1.E11" office:value-type="string">
            <text:p text:style-name="P13">216.14.55.255</text:p>
          </table:table-cell>
          <table:table-cell table:style-name="Taula1.F11" office:value-type="string">
            <text:p text:style-name="P15">/24</text:p>
          </table:table-cell>
        </table:table-row>
        <table:table-row table:style-name="Taula1.2">
          <table:table-cell table:style-name="Taula1.A2" office:value-type="string">
            <text:p text:style-name="Table_20_Contents">123.1.1.15</text:p>
          </table:table-cell>
          <table:table-cell table:style-name="Taula1.B11" office:value-type="string">
            <text:p text:style-name="P11"><text:s/><text:span text:style-name="T4">A</text:span></text:p>
          </table:table-cell>
          <table:table-cell table:style-name="Taula1.C11" office:value-type="string">
            <text:p text:style-name="P14">Pública</text:p>
          </table:table-cell>
          <table:table-cell table:style-name="Taula1.D11" office:value-type="string">
            <text:p text:style-name="P15">123.0.0.0</text:p>
          </table:table-cell>
          <table:table-cell table:style-name="Taula1.E11" office:value-type="string">
            <text:p text:style-name="P15">123.255.255.255</text:p>
          </table:table-cell>
          <table:table-cell table:style-name="Taula1.F11" office:value-type="string">
            <text:p text:style-name="P11">/<text:span text:style-name="T4">8</text:span></text:p>
          </table:table-cell>
        </table:table-row>
        <table:table-row table:style-name="Taula1.2">
          <table:table-cell table:style-name="Taula1.A2" office:value-type="string">
            <text:p text:style-name="Table_20_Contents">150.127.221.244</text:p>
          </table:table-cell>
          <table:table-cell table:style-name="Taula1.B11" office:value-type="string">
            <text:p text:style-name="P15">B</text:p>
          </table:table-cell>
          <table:table-cell table:style-name="Taula1.C11" office:value-type="string">
            <text:p text:style-name="P14">Pública</text:p>
          </table:table-cell>
          <table:table-cell table:style-name="Taula1.D11" office:value-type="string">
            <text:p text:style-name="P15">150.127.0.0</text:p>
          </table:table-cell>
          <table:table-cell table:style-name="Taula1.E11" office:value-type="string">
            <text:p text:style-name="P15">150.127.255.255</text:p>
          </table:table-cell>
          <table:table-cell table:style-name="Taula1.F11" office:value-type="string">
            <text:p text:style-name="P11">/<text:span text:style-name="T4">16</text:span></text:p>
          </table:table-cell>
        </table:table-row>
        <table:table-row table:style-name="Taula1.2">
          <table:table-cell table:style-name="Taula1.A2" office:value-type="string">
            <text:p text:style-name="Table_20_Contents">194.125.35.199</text:p>
          </table:table-cell>
          <table:table-cell table:style-name="Taula1.B11" office:value-type="string">
            <text:p text:style-name="P15">C</text:p>
          </table:table-cell>
          <table:table-cell table:style-name="Taula1.C11" office:value-type="string">
            <text:p text:style-name="P14">Pública</text:p>
          </table:table-cell>
          <table:table-cell table:style-name="Taula1.D11" office:value-type="string">
            <text:p text:style-name="P11">194.125.35.0</text:p>
          </table:table-cell>
          <table:table-cell table:style-name="Taula1.E11" office:value-type="string">
            <text:p text:style-name="P12">194.125.35.<text:span text:style-name="T4">255</text:span></text:p>
          </table:table-cell>
          <table:table-cell table:style-name="Taula1.F11" office:value-type="string">
            <text:p text:style-name="P11">/<text:span text:style-name="T4">24</text:span><text:span text:style-name="T5">s </text:span></text:p>
          </table:table-cell>
        </table:table-row>
        <table:table-row table:style-name="Taula1.2">
          <table:table-cell table:style-name="Taula1.A2" office:value-type="string">
            <text:p text:style-name="Table_20_Contents">172.20.239.244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  <table:table-row table:style-name="Taula1.2">
          <table:table-cell table:style-name="Taula1.A2" office:value-type="string">
            <text:p text:style-name="Table_20_Contents">169.5.10.10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  <table:table-row table:style-name="Taula1.2">
          <table:table-cell table:style-name="Taula1.A2" office:value-type="string">
            <text:p text:style-name="Table_20_Contents">10.0.0.123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  <table:table-row table:style-name="Taula1.2">
          <table:table-cell table:style-name="Taula1.A2" office:value-type="string">
            <text:p text:style-name="Table_20_Contents">192.168.167.175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  <table:table-row table:style-name="Taula1.2">
          <table:table-cell table:style-name="Taula1.A2" office:value-type="string">
            <text:p text:style-name="Table_20_Contents">201.201.202.202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  <table:table-row table:style-name="Taula1.2">
          <table:table-cell table:style-name="Taula1.A2" office:value-type="string">
            <text:p text:style-name="Table_20_Contents">172.11.189.15</text:p>
          </table:table-cell>
          <table:table-cell table:style-name="Taula1.B11" office:value-type="string">
            <text:p text:style-name="P11"/>
          </table:table-cell>
          <table:table-cell table:style-name="Taula1.C11" office:value-type="string">
            <text:p text:style-name="P11"/>
          </table:table-cell>
          <table:table-cell table:style-name="Taula1.D11" office:value-type="string">
            <text:p text:style-name="P11"/>
          </table:table-cell>
          <table:table-cell table:style-name="Taula1.E11" office:value-type="string">
            <text:p text:style-name="P11"/>
          </table:table-cell>
          <table:table-cell table:style-name="Taula1.F11" office:value-type="string">
            <text:p text:style-name="P11"/>
          </table:table-cell>
        </table:table-row>
      </table:table>
      <text:list xml:id="list133527742363663" text:continue-numbering="true" text:style-name="Numbering_20_1">
        <text:list-item>
          <text:p text:style-name="Numbering_20_1">De les següents adreces IP identifica quines són vàlides per a una xarxa privada:</text:p>
        </text:list-item>
      </text:list>
      <table:table table:name="Taula2" table:style-name="Taula2">
        <table:table-column table:style-name="Taula2.A" table:number-columns-repeated="3"/>
        <table:table-row>
          <table:table-cell table:style-name="Taula2.A1" office:value-type="string">
            <text:p text:style-name="Table_20_Heading">IP del Host</text:p>
          </table:table-cell>
          <table:table-cell table:style-name="Taula2.A1" office:value-type="string">
            <text:p text:style-name="Table_20_Heading">Adreça vàlida? (Sí/No)</text:p>
          </table:table-cell>
          <table:table-cell table:style-name="Taula2.C1" office:value-type="string">
            <text:p text:style-name="Table_20_Heading">Per què sí o per què no?</text:p>
          </table:table-cell>
        </table:table-row>
        <table:table-row>
          <table:table-cell table:style-name="Taula2.A2" office:value-type="string">
            <text:p text:style-name="Table_20_Contents">150.100.255.255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75.100.255.18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95.234.253.0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00.0.0.2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88.258.221.176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127.34.25.189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  <table:table-row>
          <table:table-cell table:style-name="Taula2.A2" office:value-type="string">
            <text:p text:style-name="Table_20_Contents">224.156.217.73</text:p>
          </table:table-cell>
          <table:table-cell table:style-name="Taula2.A2" office:value-type="string">
            <text:p text:style-name="Table_20_Contents"/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133526545200160" text:continue-numbering="true" text:style-name="Numbering_20_1">
        <text:list-item>
          <text:p text:style-name="Numbering_20_1">Escriu les comandes necessàries per tal que:</text:p>
        </text:list-item>
      </text:list>
      <text:list xml:id="list133527400890875" text:continue-list="list133526445032691" text:style-name="Numbering_20_2">
        <text:list-item text:start-value="1">
          <text:p text:style-name="Numbering_20_2">la nostre interfície de xarxa tingui una ip de classe B privada</text:p>
        </text:list-item>
        <text:list-item>
          <text:p text:style-name="Numbering_20_2">se'ns atorgui una ip dinàmicament per dhcp</text:p>
        </text:list-item>
        <text:list-item>
          <text:p text:style-name="Numbering_20_2">veure tota la informació de la nostra interfície de xarx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1" svg:font-family="Arial"/>
    <style:font-face style:name="StarSymbol1" svg:font-family="StarSymbol"/>
    <style:font-face style:name="sans-serif" svg:font-family="sans-serif, 'Times New Roman', 'Trebuchet MS', Times, serif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Arial" fo:font-family="Arial" style:font-style-name="Normal" style:font-family-generic="swiss" style:font-pitch="variable" fo:font-size="10.5pt"/>
    </style:style>
    <style:style style:name="_5b_exercicis_5d__20_Subitem" style:display-name="[exercicis] Subitem" style:family="paragraph" style:parent-style-name="_5b_exercicis_5d__20_Item">
      <style:paragraph-properties fo:margin-top="0.152cm" fo:margin-bottom="0.152cm" loext:contextual-spacing="false"/>
    </style:style>
    <style:style style:name="_5b_exercicis_5d__20_Titol" style:display-name="[exercicis] Titol" style:family="paragraph" style:parent-style-name="_5b_exercicis_5d__20_text" style:next-style-name="_5b_exercicis_5d__20_Item">
      <style:paragraph-properties fo:margin-top="0.499cm" fo:margin-bottom="0.499cm" loext:contextual-spacing="false"/>
      <style:text-properties fo:font-size="16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3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7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ramirez</meta:initial-creator>
    <meta:creation-date>2007-11-16T13:09:34</meta:creation-date>
    <dc:date>2020-05-20T13:35:26.218437265</dc:date>
    <meta:editing-cycles>32</meta:editing-cycles>
    <meta:editing-duration>PT3H3M58S</meta:editing-duration>
    <meta:document-statistic meta:table-count="3" meta:image-count="0" meta:object-count="0" meta:page-count="2" meta:paragraph-count="93" meta:word-count="384" meta:character-count="2128" meta:non-whitespace-character-count="1915"/>
    <meta:user-defined meta:name="Info 1"/>
    <meta:user-defined meta:name="Info 2"/>
    <meta:user-defined meta:name="Info 3"/>
    <meta:user-defined meta:name="Info 4"/>
  </office:meta>
</office:document-meta>
</file>